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52" style:family="paragraph" style:parent-style-name="Standard">
      <style:text-properties officeooo:paragraph-rsid="0002079a"/>
    </style:style>
    <style:style style:name="P53" style:family="paragraph" style:parent-style-name="Standard">
      <style:text-properties officeooo:paragraph-rsid="000875c0"/>
    </style:style>
    <style:style style:name="P54" style:family="paragraph" style:parent-style-name="Standard">
      <style:text-properties officeooo:rsid="0009e350" officeooo:paragraph-rsid="0009e350"/>
    </style:style>
    <style:style style:name="P55" style:family="paragraph" style:parent-style-name="Standard">
      <style:text-properties officeooo:paragraph-rsid="000b3ecc"/>
    </style:style>
    <style:style style:name="P56" style:family="paragraph" style:parent-style-name="Standard">
      <style:text-properties officeooo:paragraph-rsid="000c6ea2"/>
    </style:style>
    <style:style style:name="P57" style:family="paragraph" style:parent-style-name="Standard">
      <style:text-properties officeooo:paragraph-rsid="00100777"/>
    </style:style>
    <style:style style:name="P58" style:family="paragraph" style:parent-style-name="Standard">
      <style:text-properties officeooo:paragraph-rsid="0011a2f5"/>
    </style:style>
    <style:style style:name="P59" style:family="paragraph" style:parent-style-name="Standard">
      <style:text-properties fo:font-size="12pt" style:font-size-asian="12pt" style:font-size-complex="12pt"/>
    </style:style>
    <style:style style:name="P60" style:family="paragraph" style:parent-style-name="Standard">
      <style:text-properties officeooo:paragraph-rsid="0019d4f8"/>
    </style:style>
    <style:style style:name="P61" style:family="paragraph" style:parent-style-name="Standard">
      <style:text-properties officeooo:paragraph-rsid="0021038e"/>
    </style:style>
    <style:style style:name="P62" style:family="paragraph" style:parent-style-name="Standard">
      <style:text-properties officeooo:paragraph-rsid="0025e663"/>
    </style:style>
    <style:style style:name="P63" style:family="paragraph" style:parent-style-name="Standard">
      <style:text-properties officeooo:rsid="0027fcd3" officeooo:paragraph-rsid="0027fcd3"/>
    </style:style>
    <style:style style:name="P64" style:family="paragraph" style:parent-style-name="Text_20_body">
      <style:text-properties officeooo:rsid="0019d4f8" officeooo:paragraph-rsid="0019d4f8"/>
    </style:style>
    <style:style style:name="P65" style:family="paragraph" style:parent-style-name="Text_20_body">
      <style:text-properties officeooo:paragraph-rsid="0021038e"/>
    </style:style>
    <style:style style:name="P66" style:family="paragraph" style:parent-style-name="Text_20_body">
      <style:text-properties officeooo:paragraph-rsid="0025e663"/>
    </style:style>
    <style:style style:name="P67" style:family="paragraph" style:parent-style-name="Heading_20_2">
      <style:text-properties officeooo:paragraph-rsid="0021038e"/>
    </style:style>
    <style:style style:name="P68" style:family="paragraph" style:parent-style-name="Heading_20_2">
      <style:text-properties officeooo:paragraph-rsid="0025e663"/>
    </style:style>
    <style:style style:name="P69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70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71" style:family="paragraph" style:parent-style-name="Heading_20_2">
      <style:text-properties officeooo:paragraph-rsid="002b7811"/>
    </style:style>
    <style:style style:name="P72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officeooo:paragraph-rsid="002c637f"/>
    </style:style>
    <style:style style:name="P74" style:family="paragraph" style:parent-style-name="Heading_20_2">
      <style:text-properties officeooo:paragraph-rsid="002e29bb"/>
    </style:style>
    <style:style style:name="P75" style:family="paragraph" style:parent-style-name="Heading_20_2">
      <style:text-properties officeooo:paragraph-rsid="002ee384"/>
    </style:style>
    <style:style style:name="P76" style:family="paragraph" style:parent-style-name="Heading_20_2">
      <style:text-properties officeooo:paragraph-rsid="00384c96"/>
    </style:style>
    <style:style style:name="P77" style:family="paragraph" style:parent-style-name="Heading_20_2">
      <style:text-properties officeooo:paragraph-rsid="003a34d7"/>
    </style:style>
    <style:style style:name="P78" style:family="paragraph" style:parent-style-name="Heading_20_2">
      <style:text-properties officeooo:paragraph-rsid="003ba73e"/>
    </style:style>
    <style:style style:name="P79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27fcd3" officeooo:paragraph-rsid="002c637f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299a18" officeooo:paragraph-rsid="002c637f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312eea" officeooo:paragraph-rsid="0034747c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03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04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05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106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107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108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109" style:family="paragraph" style:parent-style-name="Standard">
      <style:text-properties officeooo:rsid="0027fcd3" officeooo:paragraph-rsid="002b7811"/>
    </style:style>
    <style:style style:name="P110" style:family="paragraph" style:parent-style-name="Standard">
      <style:text-properties officeooo:paragraph-rsid="002b7811"/>
    </style:style>
    <style:style style:name="P111" style:family="paragraph" style:parent-style-name="Standard">
      <style:text-properties officeooo:paragraph-rsid="002c637f"/>
    </style:style>
    <style:style style:name="P112" style:family="paragraph" style:parent-style-name="Standard">
      <style:text-properties officeooo:paragraph-rsid="002e29bb"/>
    </style:style>
    <style:style style:name="P113" style:family="paragraph" style:parent-style-name="Standard">
      <style:text-properties officeooo:paragraph-rsid="002ee384"/>
    </style:style>
    <style:style style:name="P114" style:family="paragraph" style:parent-style-name="Standard">
      <style:text-properties officeooo:rsid="00312eea" officeooo:paragraph-rsid="00312eea"/>
    </style:style>
    <style:style style:name="P115" style:family="paragraph" style:parent-style-name="Standard">
      <style:text-properties officeooo:paragraph-rsid="003a34d7"/>
    </style:style>
    <style:style style:name="P116" style:family="paragraph" style:parent-style-name="Standard">
      <style:text-properties officeooo:paragraph-rsid="003ba73e"/>
    </style:style>
    <style:style style:name="P117" style:family="paragraph" style:parent-style-name="Text_20_body">
      <style:text-properties officeooo:paragraph-rsid="002b7811"/>
    </style:style>
    <style:style style:name="P118" style:family="paragraph" style:parent-style-name="Text_20_body">
      <style:text-properties officeooo:paragraph-rsid="0021038e"/>
    </style:style>
    <style:style style:name="P119" style:family="paragraph" style:parent-style-name="Text_20_body">
      <style:text-properties officeooo:paragraph-rsid="002c637f"/>
    </style:style>
    <style:style style:name="P120" style:family="paragraph" style:parent-style-name="Text_20_body">
      <style:text-properties officeooo:paragraph-rsid="002e29bb"/>
    </style:style>
    <style:style style:name="P121" style:family="paragraph" style:parent-style-name="Text_20_body">
      <style:text-properties officeooo:paragraph-rsid="002ee384"/>
    </style:style>
    <style:style style:name="P122" style:family="paragraph" style:parent-style-name="Text_20_body">
      <style:text-properties officeooo:paragraph-rsid="003a34d7"/>
    </style:style>
    <style:style style:name="P123" style:family="paragraph" style:parent-style-name="Text_20_body">
      <style:text-properties officeooo:paragraph-rsid="003ba73e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bold" officeooo:rsid="0002079a" style:font-weight-asian="bold" style:font-weight-complex="bold"/>
    </style:style>
    <style:style style:name="T31" style:family="text">
      <style:text-properties style:font-name="Gadugi" fo:font-weight="bold" officeooo:rsid="0001a1fd" style:font-weight-asian="bold" style:font-weight-complex="bold"/>
    </style:style>
    <style:style style:name="T32" style:family="text">
      <style:text-properties style:font-name="Gadugi" officeooo:rsid="0001a1fd"/>
    </style:style>
    <style:style style:name="T33" style:family="text">
      <style:text-properties style:font-name="Gadugi" officeooo:rsid="0009e350"/>
    </style:style>
    <style:style style:name="T34" style:family="text">
      <style:text-properties officeooo:rsid="0002079a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7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officeooo:rsid="0011a2f5"/>
    </style:style>
    <style:style style:name="T53" style:family="text">
      <style:text-properties officeooo:rsid="0009e350" style:font-name-asian="Microsoft YaHei" style:font-name-complex="Mangal"/>
    </style:style>
    <style:style style:name="T54" style:family="text">
      <style:text-properties officeooo:rsid="000c6ea2" style:font-name-asian="Microsoft YaHei" style:font-name-complex="Mangal"/>
    </style:style>
    <style:style style:name="T55" style:family="text">
      <style:text-properties officeooo:rsid="00100777" style:font-name-asian="Microsoft YaHei" style:font-name-complex="Mangal"/>
    </style:style>
    <style:style style:name="T56" style:family="text">
      <style:text-properties officeooo:rsid="0011a2f5" style:font-name-asian="Microsoft YaHei" style:font-name-complex="Mangal"/>
    </style:style>
    <style:style style:name="T57" style:family="text">
      <style:text-properties officeooo:rsid="00182eb3" style:font-name-asian="Microsoft YaHei" style:font-name-complex="Mangal"/>
    </style:style>
    <style:style style:name="T58" style:family="text">
      <style:text-properties officeooo:rsid="001b639e"/>
    </style:style>
    <style:style style:name="T59" style:family="text">
      <style:text-properties officeooo:rsid="002b7811"/>
    </style:style>
    <style:style style:name="T60" style:family="text">
      <style:text-properties officeooo:rsid="001c055a"/>
    </style:style>
    <style:style style:name="T61" style:family="text">
      <style:text-properties officeooo:rsid="00354a6c"/>
    </style:style>
    <style:style style:name="T62" style:family="text">
      <style:text-properties officeooo:rsid="00384c96"/>
    </style:style>
    <style:style style:name="T63" style:family="text">
      <style:text-properties officeooo:rsid="003ba73e"/>
    </style:style>
    <style:style style:name="T64" style:family="text">
      <style:text-properties officeooo:rsid="003d34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76" text:outline-level="2">Rifle Aiming Idle</text:h>
      <text:p text:style-name="P3"/>
      <text:p text:style-name="P7"><text:span text:style-name="T35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1">Breath: 50</text:p>
      <text:p text:style-name="P21">Aim Height: 50</text:p>
      <text:p text:style-name="Standard">Direciton: 50</text:p>
      <text:p text:style-name="Standard">Overdrive: 50</text:p>
      <text:p text:style-name="P21">Character Arm-Space: 50</text:p>
      <text:p text:style-name="P21">Trim: 95 total frames</text:p>
      <text:p text:style-name="P21">Mirror: false</text:p>
      <text:p text:style-name="P21"/>
      <text:p text:style-name="P59">Combination of original <text:span text:style-name="T1">Rifle Aiming Idle </text:span>and <text:s/>Aiming Rifle Str<text:span text:style-name="T53">a</text:span>fe <text:span text:style-name="T54">Right </text:span><text:span text:style-name="T55">T</text:span><text:span text:style-name="T56">hird Speed </text:span><text:span text:style-name="T57">(combined within Blender)</text:span></text:p>
      <text:p text:style-name="P21"/>
      <text:p text:style-name="P46"/>
      <text:p text:style-name="P21"/>
      <text:h text:style-name="P76" text:outline-level="2">Rifle Aiming <text:span text:style-name="T36">Walking F</text:span><text:span text:style-name="T38">orward</text:span></text:h>
      <text:p text:style-name="P5"/>
      <text:p text:style-name="P55"><text:span text:style-name="T31">Original name: </text:span><text:span text:style-name="T32">W</text:span><text:span text:style-name="T33">alking </text:span></text:p>
      <text:p text:style-name="P39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9"/>
      <text:p text:style-name="P9"/>
      <text:p text:style-name="P14">Values:</text:p>
      <text:p text:style-name="P55"><text:span text:style-name="T6">S</text:span><text:span text:style-name="T7">tance</text:span><text:span text:style-name="T6">: 8</text:span><text:span text:style-name="T8">0</text:span></text:p>
      <text:p text:style-name="P47">Speed: 100</text:p>
      <text:p text:style-name="P55"><text:span text:style-name="T6">Overdrive: 6</text:span><text:span text:style-name="T8">5</text:span></text:p>
      <text:p text:style-name="P24">Character Arm-Space: 50</text:p>
      <text:p text:style-name="P55"><text:span text:style-name="T6">Trim: 2</text:span><text:span text:style-name="T7">3</text:span><text:span text:style-name="T6"> total frames</text:span></text:p>
      <text:p text:style-name="P24">Mirror: false</text:p>
      <text:p text:style-name="P39"><text:span text:style-name="T34">I</text:span>n Place: true</text:p>
      <text:p text:style-name="P39"/>
      <text:p text:style-name="P46">Rough BPM: 165</text:p>
      <text:p text:style-name="P21"/>
      <text:h text:style-name="P76" text:outline-level="2"><text:soft-page-break/>Rifle Aiming <text:span text:style-name="T36">Walking Backwards</text:span></text:h>
      <text:p text:style-name="P4"/>
      <text:p text:style-name="P53"><text:span text:style-name="T31">Original name: </text:span><text:span text:style-name="T32">W</text:span><text:span text:style-name="T33">alking Backwards</text:span></text:p>
      <text:p text:style-name="P23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53"><text:span text:style-name="T6">S</text:span><text:span text:style-name="T7">tance</text:span><text:span text:style-name="T6">: 7</text:span><text:span text:style-name="T7">5</text:span></text:p>
      <text:p text:style-name="P54"><text:span text:style-name="T7">S</text:span><text:span text:style-name="T3">peed: 100</text:span></text:p>
      <text:p text:style-name="P23">Overdrive: 50</text:p>
      <text:p text:style-name="P23">Character Arm-Space: 50</text:p>
      <text:p text:style-name="P53"><text:span text:style-name="T6">Trim: 2</text:span><text:span text:style-name="T7">2</text:span><text:span text:style-name="T6"> total frames</text:span></text:p>
      <text:p text:style-name="P23">Mirror: false</text:p>
      <text:p text:style-name="P38"><text:span text:style-name="T34">I</text:span>n Place: true</text:p>
      <text:p text:style-name="P38"/>
      <text:p text:style-name="P46">Rough BPM: 165</text:p>
      <text:p text:style-name="P38"/>
      <text:p text:style-name="P38"/>
      <text:p text:style-name="P21"/>
      <text:p text:style-name="P21"/>
      <text:h text:style-name="P76" text:outline-level="2">Rifle Aiming Str<text:span text:style-name="T37">a</text:span>fe Left</text:h>
      <text:p text:style-name="P31"/>
      <text:p text:style-name="P52"><text:span text:style-name="T30">Original Name:</text:span><text:span text:style-name="T4"> Strafe Left</text:span></text:p>
      <text:p text:style-name="P5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1"/>
      <text:p text:style-name="P12">Values:</text:p>
      <text:p text:style-name="P52"><text:span text:style-name="T6">B</text:span><text:span text:style-name="T5">ody Height</text:span><text:span text:style-name="T6">: 7</text:span><text:span text:style-name="T5">0</text:span></text:p>
      <text:p text:style-name="P52"><text:span text:style-name="T6">S</text:span><text:span text:style-name="T5">tride length</text:span><text:span text:style-name="T6">: 1</text:span><text:span text:style-name="T5">00</text:span></text:p>
      <text:p text:style-name="P52"><text:span text:style-name="T6">Overdrive: 7</text:span><text:span text:style-name="T5">5</text:span></text:p>
      <text:p text:style-name="P22">Character Arm-Space: 50</text:p>
      <text:p text:style-name="P52"><text:span text:style-name="T6">Trim: 2</text:span><text:span text:style-name="T5">2</text:span><text:span text:style-name="T6"> total frames</text:span></text:p>
      <text:p text:style-name="P31">Mirror: false</text:p>
      <text:p text:style-name="P37"><text:span text:style-name="T34">I</text:span>n Place: true</text:p>
      <text:p text:style-name="P37"/>
      <text:p text:style-name="P46">Rough BPM: 165</text:p>
      <text:p text:style-name="P37"/>
      <text:h text:style-name="P76" text:outline-level="2">Rifle Aiming Str<text:span text:style-name="T37">a</text:span>fe <text:span text:style-name="T39">Right</text:span></text:h>
      <text:p text:style-name="P32"/>
      <text:p text:style-name="P56"><text:span text:style-name="T30">Original Name:</text:span><text:span text:style-name="T4"> Strafe R</text:span><text:span text:style-name="T9">ight</text:span></text:p>
      <text:p text:style-name="P5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2"><text:soft-page-break/></text:p>
      <text:p text:style-name="P15">Values:</text:p>
      <text:p text:style-name="P56"><text:span text:style-name="T6">B</text:span><text:span text:style-name="T5">ody Height</text:span><text:span text:style-name="T6">: 7</text:span><text:span text:style-name="T5">0</text:span></text:p>
      <text:p text:style-name="P56"><text:span text:style-name="T6">S</text:span><text:span text:style-name="T5">tride length</text:span><text:span text:style-name="T6">: 9</text:span><text:span text:style-name="T9">0</text:span></text:p>
      <text:p text:style-name="P56"><text:span text:style-name="T6">Overdrive: 7</text:span><text:span text:style-name="T5">5</text:span></text:p>
      <text:p text:style-name="P25">Character Arm-Space: 50</text:p>
      <text:p text:style-name="P56"><text:span text:style-name="T6">Trim: 2</text:span><text:span text:style-name="T5">1</text:span><text:span text:style-name="T6"> total frames</text:span></text:p>
      <text:p text:style-name="P32">Mirror: false</text:p>
      <text:p text:style-name="P40"><text:span text:style-name="T34">I</text:span>n Place: true</text:p>
      <text:p text:style-name="P40"/>
      <text:p text:style-name="P46">Rough BPM: 165</text:p>
      <text:p text:style-name="P46"/>
      <text:h text:style-name="P76" text:outline-level="2">Rifle Aiming <text:span text:style-name="T36">Walking F</text:span><text:span text:style-name="T38">orward </text:span><text:span text:style-name="T41">ThirdSpeed</text:span></text:h>
      <text:p text:style-name="P6"/>
      <text:p text:style-name="P58"><text:span text:style-name="T31">Original name: </text:span><text:span text:style-name="T32">W</text:span><text:span text:style-name="T33">alking </text:span></text:p>
      <text:p text:style-name="P42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42"/>
      <text:p text:style-name="P10"/>
      <text:p text:style-name="P17">Values:</text:p>
      <text:p text:style-name="P58"><text:span text:style-name="T6">S</text:span><text:span text:style-name="T7">tance</text:span><text:span text:style-name="T6">: 9</text:span><text:span text:style-name="T13">0</text:span></text:p>
      <text:p text:style-name="P58"><text:span text:style-name="T7">Speed: 3</text:span><text:span text:style-name="T13">0</text:span></text:p>
      <text:p text:style-name="P58"><text:span text:style-name="T6">Overdrive: 5</text:span><text:span text:style-name="T13">0</text:span></text:p>
      <text:p text:style-name="P27">Character Arm-Space: 50</text:p>
      <text:p text:style-name="P58"><text:span text:style-name="T6">Trim: 6</text:span><text:span text:style-name="T13">4</text:span><text:span text:style-name="T6"> total frames</text:span></text:p>
      <text:p text:style-name="P27">Mirror: false</text:p>
      <text:p text:style-name="P42"><text:span text:style-name="T34">I</text:span>n Place: true</text:p>
      <text:p text:style-name="P42"/>
      <text:p text:style-name="P58"><text:span text:style-name="T10">Rough BPM: 5</text:span><text:span text:style-name="T12">5</text:span></text:p>
      <text:p text:style-name="P27"/>
      <text:h text:style-name="P76" text:outline-level="2">Rifle Aiming <text:span text:style-name="T36">Walking Backwards </text:span><text:span text:style-name="T41">ThirdSpeed</text:span></text:h>
      <text:p text:style-name="P6"/>
      <text:p text:style-name="P58"><text:span text:style-name="T31">Original name: </text:span><text:span text:style-name="T32">W</text:span><text:span text:style-name="T33">alking Backwards</text:span></text:p>
      <text:p text:style-name="P27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58"><text:span text:style-name="T6">S</text:span><text:span text:style-name="T7">tance</text:span><text:span text:style-name="T6">: 8</text:span><text:span text:style-name="T13">7</text:span></text:p>
      <text:p text:style-name="P58"><text:span text:style-name="T7">Speed: 1</text:span><text:span text:style-name="T13">0</text:span></text:p>
      <text:p text:style-name="P58"><text:span text:style-name="T6">Overdrive: 4</text:span><text:span text:style-name="T13">0</text:span></text:p>
      <text:p text:style-name="P58"><text:span text:style-name="T6">Character Arm-Space: 5</text:span><text:span text:style-name="T13">0</text:span></text:p>
      <text:p text:style-name="P58"><text:span text:style-name="T6">Trim: 6</text:span><text:span text:style-name="T13">4</text:span><text:span text:style-name="T6"> total frames</text:span></text:p>
      <text:p text:style-name="P27"><text:soft-page-break/>Mirror: false</text:p>
      <text:p text:style-name="P42"><text:span text:style-name="T34">I</text:span>n Place: true</text:p>
      <text:p text:style-name="P42"/>
      <text:p text:style-name="P58">Rough BPM: <text:span text:style-name="T52">55</text:span></text:p>
      <text:p text:style-name="P46"/>
      <text:h text:style-name="P76" text:outline-level="2">Rifle Aiming Str<text:span text:style-name="T37">a</text:span>fe Left <text:span text:style-name="T40">T</text:span><text:span text:style-name="T41">hirdSpeed</text:span></text:h>
      <text:p text:style-name="P33"/>
      <text:p text:style-name="P57"><text:span text:style-name="T30">Original Name:</text:span><text:span text:style-name="T4"> Strafe Left</text:span></text:p>
      <text:p text:style-name="P5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3"/>
      <text:p text:style-name="P16">Values:</text:p>
      <text:p text:style-name="P57"><text:span text:style-name="T6">B</text:span><text:span text:style-name="T5">ody Height</text:span><text:span text:style-name="T6">: 8</text:span><text:span text:style-name="T13">5</text:span></text:p>
      <text:p text:style-name="P57"><text:span text:style-name="T6">S</text:span><text:span text:style-name="T5">tride length</text:span><text:span text:style-name="T6">: 1</text:span><text:span text:style-name="T13">0</text:span></text:p>
      <text:p text:style-name="P57"><text:span text:style-name="T6">Overdrive: 4</text:span><text:span text:style-name="T13">5</text:span></text:p>
      <text:p text:style-name="P26">Character Arm-Space: 50</text:p>
      <text:p text:style-name="P57"><text:span text:style-name="T6">Trim: 6</text:span><text:span text:style-name="T13">6</text:span><text:span text:style-name="T6"> total frames</text:span></text:p>
      <text:p text:style-name="P33">Mirror: false</text:p>
      <text:p text:style-name="P41"><text:span text:style-name="T34">I</text:span>n Place: true</text:p>
      <text:p text:style-name="P41"/>
      <text:p text:style-name="P57"><text:span text:style-name="T10">Rough BPM: 5</text:span><text:span text:style-name="T12">5</text:span></text:p>
      <text:p text:style-name="P48"/>
      <text:h text:style-name="P76" text:outline-level="2">Rifle Aiming Str<text:span text:style-name="T37">a</text:span>fe <text:span text:style-name="T39">Right </text:span><text:span text:style-name="T40">T</text:span><text:span text:style-name="T41">hird Speed</text:span></text:h>
      <text:p text:style-name="P33"/>
      <text:p text:style-name="P57"><text:span text:style-name="T30">Original Name:</text:span><text:span text:style-name="T4"> Strafe R</text:span><text:span text:style-name="T9">ight</text:span></text:p>
      <text:p text:style-name="P57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3"/>
      <text:p text:style-name="P16">Values:</text:p>
      <text:p text:style-name="P57"><text:span text:style-name="T6">B</text:span><text:span text:style-name="T5">ody Height</text:span><text:span text:style-name="T6">: 8</text:span><text:span text:style-name="T11">5</text:span></text:p>
      <text:p text:style-name="P57"><text:span text:style-name="T6">S</text:span><text:span text:style-name="T5">tride length</text:span><text:span text:style-name="T6">: 5</text:span></text:p>
      <text:p text:style-name="P57"><text:span text:style-name="T6">Overdrive: 4</text:span><text:span text:style-name="T13">0</text:span></text:p>
      <text:p text:style-name="P26">Character Arm-Space: 50</text:p>
      <text:p text:style-name="P57"><text:span text:style-name="T6">Trim: 6</text:span><text:span text:style-name="T13">7 </text:span><text:span text:style-name="T6">total frames</text:span></text:p>
      <text:p text:style-name="P33">Mirror: false</text:p>
      <text:p text:style-name="P41"><text:span text:style-name="T34">I</text:span>n Place: true</text:p>
      <text:p text:style-name="P41"/>
      <text:p text:style-name="P57"><text:span text:style-name="T11">Rough BPM: 5</text:span><text:span text:style-name="T12">5</text:span></text:p>
      <text:p text:style-name="P49"/>
      <text:p text:style-name="P49"/>
      <text:h text:style-name="Heading_20_2" text:outline-level="2"><text:soft-page-break/><text:span text:style-name="T62">Rifle Aiming </text:span>Turning Right 45 Degrees Improved - not so much root motion</text:h>
      <text:p text:style-name="Text_20_body"/>
      <text:p text:style-name="P64"><text:span text:style-name="T35">Original Name: </text:span>Turning Right 45 Degrees</text:p>
      <text:p text:style-name="P64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64"/>
      <text:p text:style-name="P18">Values:</text:p>
      <text:p text:style-name="P60"><text:span text:style-name="T6">Overdrive: </text:span><text:span text:style-name="T14">50</text:span></text:p>
      <text:p text:style-name="P28">Character Arm-Space: 50</text:p>
      <text:p text:style-name="P60"><text:span text:style-name="T6">Trim: 3</text:span><text:span text:style-name="T14">1</text:span><text:span text:style-name="T13"> </text:span><text:span text:style-name="T6">total frames</text:span></text:p>
      <text:p text:style-name="P34">Mirror: false</text:p>
      <text:p text:style-name="P34"/>
      <text:p text:style-name="P34">→<text:span text:style-name="T58"> the animation is played at -1 speed for the left side, also root motion in x y and z was taken way in unity (all keyframes but the first ones)</text:span></text:p>
      <text:p text:style-name="P34"/>
      <text:h text:style-name="Heading_20_1" text:outline-level="1">Rifle Idle</text:h>
      <text:p text:style-name="P34"/>
      <text:h text:style-name="Heading_20_2" text:outline-level="2">Rifle Idle Walking Forward:</text:h>
      <text:p text:style-name="Text_20_body"/>
      <text:p text:style-name="P61"><text:span text:style-name="T30">Original Name:</text:span><text:span text:style-name="T4"> R</text:span><text:span text:style-name="T16">ifle Walk</text:span></text:p>
      <text:p text:style-name="P61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35"/>
      <text:p text:style-name="P19">Values:</text:p>
      <text:p text:style-name="P61"><text:span text:style-name="T6">Overdrive: 5</text:span><text:span text:style-name="T16">0</text:span></text:p>
      <text:p text:style-name="P29">Character Arm-Space: 50</text:p>
      <text:p text:style-name="P61"><text:span text:style-name="T6">Trim: 4</text:span><text:span text:style-name="T16">0</text:span><text:span text:style-name="T13"> </text:span><text:span text:style-name="T6">total frames</text:span></text:p>
      <text:p text:style-name="P35">Mirror: false</text:p>
      <text:p text:style-name="P44"><text:span text:style-name="T34">I</text:span>n Place: true</text:p>
      <text:p text:style-name="P44"/>
      <text:p text:style-name="P61"><text:span text:style-name="T11">Rough BPM: </text:span><text:span text:style-name="T15">90</text:span></text:p>
      <text:p text:style-name="P50"/>
      <text:h text:style-name="P67" text:outline-level="2">Rifle Idle Walking <text:span text:style-name="T42">B</text:span><text:span text:style-name="T43">ackwards</text:span>:</text:h>
      <text:p text:style-name="P65"/>
      <text:p text:style-name="P61"><text:soft-page-break/><text:span text:style-name="T30">Original Name:</text:span><text:span text:style-name="T4"> B</text:span><text:span text:style-name="T18">ackwards Rifle Walk</text:span></text:p>
      <text:p text:style-name="P61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35"/>
      <text:p text:style-name="P19">Values:</text:p>
      <text:p text:style-name="P61"><text:span text:style-name="T6">Overdrive: 5</text:span><text:span text:style-name="T16">0</text:span></text:p>
      <text:p text:style-name="P29">Character Arm-Space: 50</text:p>
      <text:p text:style-name="P61"><text:span text:style-name="T6">Trim: 3</text:span><text:span text:style-name="T17">9 </text:span><text:span text:style-name="T6">total frames</text:span></text:p>
      <text:p text:style-name="P35">Mirror: false</text:p>
      <text:p text:style-name="P44"><text:span text:style-name="T34">I</text:span>n Place: true</text:p>
      <text:p text:style-name="P44"/>
      <text:p text:style-name="P61"><text:span text:style-name="T11">Rough BPM: </text:span><text:span text:style-name="T15">90</text:span></text:p>
      <text:p text:style-name="P50"/>
      <text:h text:style-name="P68" text:outline-level="2">Rifle Idle <text:span text:style-name="T42">T</text:span><text:span text:style-name="T44">urn:</text:span></text:h>
      <text:p text:style-name="P66"/>
      <text:p text:style-name="P62"><text:span text:style-name="T30">Original Name:</text:span><text:span text:style-name="T4"> R</text:span><text:span text:style-name="T19">ifle Turn</text:span></text:p>
      <text:p text:style-name="P62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36"/>
      <text:p text:style-name="P36"/>
      <text:p text:style-name="P20">Values:</text:p>
      <text:p text:style-name="P62"><text:span text:style-name="T6">Overdrive: 5</text:span><text:span text:style-name="T16">0</text:span></text:p>
      <text:p text:style-name="P30">Character Arm-Space: 50</text:p>
      <text:p text:style-name="P62"><text:span text:style-name="T6">Trim: 6</text:span><text:span text:style-name="T19">0</text:span><text:span text:style-name="T17"> </text:span><text:span text:style-name="T6">total frames</text:span></text:p>
      <text:p text:style-name="P36">Mirror: false</text:p>
      <text:p text:style-name="P45"/>
      <text:p text:style-name="P62"><text:span text:style-name="T11">//Rough BPM: </text:span><text:span text:style-name="T15">90?</text:span></text:p>
      <text:p text:style-name="P51"/>
      <text:p text:style-name="P63"><text:span text:style-name="T15">L</text:span><text:span text:style-name="T3">oop Pose: true</text:span></text:p>
      <text:p text:style-name="P79">- deleted all root motion except y and all root rotation, shortened clip to be smoother</text:p>
      <text:p text:style-name="P79"/>
      <text:h text:style-name="Heading_20_1" text:outline-level="1">Rifle Crouching:</text:h>
      <text:p text:style-name="P83"/>
      <text:p text:style-name="P83"/>
      <text:h text:style-name="P72" text:outline-level="2">R<text:span text:style-name="T59">ifle Crouching Turn Left 90 Degrees</text:span></text:h>
      <text:p text:style-name="P117"/>
      <text:p text:style-name="P110"><text:span text:style-name="T30">Original Name:</text:span><text:span text:style-name="T4"> </text:span><text:span text:style-name="T19">Crouching Turn 90 Left</text:span></text:p>
      <text:p text:style-name="P110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6"/>
      <text:p text:style-name="P86"/>
      <text:p text:style-name="P103">Values:</text:p>
      <text:p text:style-name="P110"><text:span text:style-name="T6">Overdrive: 5</text:span><text:span text:style-name="T16">0</text:span></text:p>
      <text:p text:style-name="P92">Character Arm-Space: 50</text:p>
      <text:p text:style-name="P110"><text:span text:style-name="T6">Trim: 3</text:span><text:span text:style-name="T20">9</text:span><text:span text:style-name="T17"> </text:span><text:span text:style-name="T6">total frames</text:span></text:p>
      <text:p text:style-name="P86">Mirror: false</text:p>
      <text:p text:style-name="P110"><text:span text:style-name="T15"/></text:p>
      <text:p text:style-name="P109"><text:span text:style-name="T3"/></text:p>
      <text:p text:style-name="P80"/>
      <text:p text:style-name="P83">- has root motion x and z takn away and the animation is shortened in its length from 0 to 1:10 <text:span text:style-name="T59">&amp; Loop Pose is true</text:span></text:p>
      <text:p text:style-name="P83"/>
      <text:h text:style-name="P71" text:outline-level="2"><text:span text:style-name="T42">R</text:span><text:span text:style-name="T46">ifle Crouching Turn Right 90 Degrees</text:span></text:h>
      <text:p text:style-name="P117"/>
      <text:p text:style-name="P110"><text:span text:style-name="T30">Original Name:</text:span><text:span text:style-name="T4"> </text:span><text:span text:style-name="T19">Crouching Turn 90 R</text:span><text:span text:style-name="T20">ight</text:span></text:p>
      <text:p text:style-name="P110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6"/>
      <text:p text:style-name="P86"/>
      <text:p text:style-name="P103">Values:</text:p>
      <text:p text:style-name="P110"><text:span text:style-name="T6">Overdrive: 5</text:span><text:span text:style-name="T16">0</text:span></text:p>
      <text:p text:style-name="P92">Character Arm-Space: 50</text:p>
      <text:p text:style-name="P110"><text:span text:style-name="T6">Trim: 3</text:span><text:span text:style-name="T20">9</text:span><text:span text:style-name="T17"> </text:span><text:span text:style-name="T6">total frames</text:span></text:p>
      <text:p text:style-name="P86">Mirror: false</text:p>
      <text:p text:style-name="P110"><text:span text:style-name="T15"/></text:p>
      <text:p text:style-name="P109"><text:span text:style-name="T3"/></text:p>
      <text:p text:style-name="P80"/>
      <text:p text:style-name="P84">- has root motion x and z takn away and the animation is shortened in its length from 0 to 1:10 <text:span text:style-name="T59">&amp; Loop Pose is true</text:span></text:p>
      <text:h text:style-name="P70" text:outline-level="2"/>
      <text:p text:style-name="P65"><text:span text:style-name="T15"/></text:p>
      <text:h text:style-name="P73" text:outline-level="2"><text:span text:style-name="T42">R</text:span><text:span text:style-name="T46">ifle Crouching </text:span><text:span text:style-name="T47">Aiming Idle</text:span></text:h>
      <text:p text:style-name="P119"/>
      <text:p text:style-name="P111"><text:span text:style-name="T30">Original Name:</text:span><text:span text:style-name="T4"> </text:span><text:span text:style-name="T19">I</text:span><text:span text:style-name="T21">dle Crouching Aiming</text:span></text:p>
      <text:p text:style-name="P111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87"><text:soft-page-break/></text:p>
      <text:p text:style-name="P87"/>
      <text:p text:style-name="P104">Values:</text:p>
      <text:p text:style-name="P111"><text:span text:style-name="T6">Overdrive: 5</text:span><text:span text:style-name="T16">0</text:span></text:p>
      <text:p text:style-name="P93">Character Arm-Space: 50</text:p>
      <text:p text:style-name="P111"><text:span text:style-name="T6">Trim: 6</text:span><text:span text:style-name="T22">4</text:span><text:span text:style-name="T17"> </text:span><text:span text:style-name="T6">total frames</text:span></text:p>
      <text:p text:style-name="P87">Mirror: false</text:p>
      <text:h text:style-name="P74" text:outline-level="2"><text:span text:style-name="T42">R</text:span><text:span text:style-name="T46">ifle Crouching </text:span><text:span text:style-name="T47">Walking Forwards</text:span></text:h>
      <text:p text:style-name="P120"/>
      <text:p text:style-name="P112"><text:span text:style-name="T30">Original Name:</text:span><text:span text:style-name="T4"> </text:span><text:span text:style-name="T19">I</text:span><text:span text:style-name="T21">dle Crouching Aiming</text:span></text:p>
      <text:p text:style-name="P112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88"/>
      <text:p text:style-name="P88"/>
      <text:p text:style-name="P105">Values:</text:p>
      <text:p text:style-name="P112"><text:span text:style-name="T6">Overdrive: 5</text:span><text:span text:style-name="T16">0</text:span></text:p>
      <text:p text:style-name="P94">Character Arm-Space: 50</text:p>
      <text:p text:style-name="P112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14">In Place: true</text:p>
      <text:h text:style-name="P74" text:outline-level="2"><text:span text:style-name="T42"/></text:h>
      <text:h text:style-name="P74" text:outline-level="2"><text:span text:style-name="T42"/></text:h>
      <text:h text:style-name="P74" text:outline-level="2"><text:span text:style-name="T42">R</text:span><text:span text:style-name="T46">ifle Crouching </text:span><text:span text:style-name="T47">Walking Backwards</text:span></text:h>
      <text:p text:style-name="P120"/>
      <text:p text:style-name="P112"><text:span text:style-name="T30">Original Name:</text:span><text:span text:style-name="T4"> </text:span><text:span text:style-name="T21">Walk Crouching Backward</text:span></text:p>
      <text:p text:style-name="P112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88"/>
      <text:p text:style-name="P88"/>
      <text:p text:style-name="P105">Values:</text:p>
      <text:p text:style-name="P112"><text:span text:style-name="T6">Overdrive: 5</text:span><text:span text:style-name="T16">0</text:span></text:p>
      <text:p text:style-name="P94">Character Arm-Space: 50</text:p>
      <text:p text:style-name="P112"><text:span text:style-name="T6">Trim: 3</text:span><text:span text:style-name="T24">1</text:span><text:span text:style-name="T17"> </text:span><text:span text:style-name="T6">total frames</text:span></text:p>
      <text:p text:style-name="P88"><text:span text:style-name="T60">Mirror: false</text:span></text:p>
      <text:p text:style-name="P98"><text:span text:style-name="T60">In Place: true</text:span></text:p>
      <text:p text:style-name="P98"/>
      <text:h text:style-name="P75" text:outline-level="2"><text:soft-page-break/><text:span text:style-name="T42">R</text:span><text:span text:style-name="T46">ifle Crouching </text:span><text:span text:style-name="T47">S</text:span><text:span text:style-name="T48">trafe</text:span><text:span text:style-name="T47"> L</text:span><text:span text:style-name="T49">eft</text:span></text:h>
      <text:p text:style-name="P121"/>
      <text:p text:style-name="P113"><text:span text:style-name="T30">Original Name:</text:span><text:span text:style-name="T21"> </text:span><text:span text:style-name="T25">Walk Crouching Left</text:span></text:p>
      <text:p text:style-name="P113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113"><text:span text:style-name="T4"/></text:p>
      <text:p text:style-name="P89"/>
      <text:p text:style-name="P89"/>
      <text:p text:style-name="P106">Values:</text:p>
      <text:p text:style-name="P113"><text:span text:style-name="T6">Overdrive: 5</text:span><text:span text:style-name="T16">0</text:span></text:p>
      <text:p text:style-name="P95">Character Arm-Space: 50</text:p>
      <text:p text:style-name="P113"><text:span text:style-name="T6">Trim: 3</text:span><text:span text:style-name="T26">1</text:span><text:span text:style-name="T17"> </text:span><text:span text:style-name="T6">total frames</text:span></text:p>
      <text:p text:style-name="P89"><text:span text:style-name="T60">Mirror: false</text:span></text:p>
      <text:p text:style-name="P99"><text:span text:style-name="T60">In Place: true</text:span></text:p>
      <text:p text:style-name="P89"/>
      <text:h text:style-name="P75" text:outline-level="2"><text:span text:style-name="T42">R</text:span><text:span text:style-name="T46">ifle Crouching </text:span><text:span text:style-name="T47">S</text:span><text:span text:style-name="T48">trafe</text:span><text:span text:style-name="T47"> R</text:span><text:span text:style-name="T50">ight</text:span></text:h>
      <text:p text:style-name="P121"/>
      <text:p text:style-name="P113"><text:span text:style-name="T30">Original Name:</text:span><text:span text:style-name="T4"> </text:span><text:span text:style-name="T21">Walk Crouching Right</text:span></text:p>
      <text:p text:style-name="P113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89"/>
      <text:p text:style-name="P89"/>
      <text:p text:style-name="P106">Values:</text:p>
      <text:p text:style-name="P113"><text:span text:style-name="T6">Overdrive: 5</text:span><text:span text:style-name="T16">0</text:span></text:p>
      <text:p text:style-name="P95">Character Arm-Space: 50</text:p>
      <text:p text:style-name="P113"><text:span text:style-name="T6">Trim: 3</text:span><text:span text:style-name="T27">1</text:span><text:span text:style-name="T6">total frames</text:span></text:p>
      <text:p text:style-name="P89"><text:span text:style-name="T60">Mirror: false</text:span></text:p>
      <text:p text:style-name="P100"><text:span text:style-name="T60">In Place: true</text:span></text:p>
      <text:p text:style-name="P100"/>
      <text:h text:style-name="P77" text:outline-level="2"><text:span text:style-name="T42">R</text:span><text:span text:style-name="T46">ifle Crouching </text:span><text:span text:style-name="T51">Diagonal Forward Right</text:span></text:h>
      <text:p text:style-name="P122"/>
      <text:p text:style-name="P115"><text:span text:style-name="T30">Original Name:</text:span><text:span text:style-name="T4"> </text:span><text:span text:style-name="T21">Walk Crouching F</text:span><text:span text:style-name="T28">orward Right</text:span></text:p>
      <text:p text:style-name="P11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0"/>
      <text:p text:style-name="P90"/>
      <text:p text:style-name="P107">Values:</text:p>
      <text:p text:style-name="P115"><text:span text:style-name="T6">Overdrive: 5</text:span><text:span text:style-name="T16">0</text:span></text:p>
      <text:p text:style-name="P96">Character Arm-Space: 50</text:p>
      <text:p text:style-name="P115"><text:span text:style-name="T6">Trim: 3</text:span><text:span text:style-name="T27">1</text:span><text:span text:style-name="T6">total frames</text:span></text:p>
      <text:p text:style-name="P90"><text:soft-page-break/><text:span text:style-name="T60">Mirror: false</text:span></text:p>
      <text:p text:style-name="P101"><text:span text:style-name="T60">In Place: true</text:span></text:p>
      <text:p text:style-name="P101"/>
      <text:h text:style-name="P78" text:outline-level="2"><text:span text:style-name="T42">R</text:span><text:span text:style-name="T46">ifle Crouching </text:span><text:span text:style-name="T51">Diagonal Forward Left</text:span></text:h>
      <text:p text:style-name="P123"/>
      <text:p text:style-name="P116"><text:span text:style-name="T30">Original Name:</text:span><text:span text:style-name="T4"> </text:span><text:span text:style-name="T21">Walk Crouching F</text:span><text:span text:style-name="T28">orward Left</text:span></text:p>
      <text:p text:style-name="P11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1"/>
      <text:p text:style-name="P91"/>
      <text:p text:style-name="P108">Values:</text:p>
      <text:p text:style-name="P116"><text:span text:style-name="T6">Overdrive: 5</text:span><text:span text:style-name="T16">0</text:span></text:p>
      <text:p text:style-name="P97">Character Arm-Space: 50</text:p>
      <text:p text:style-name="P116"><text:span text:style-name="T6">Trim: 3</text:span><text:span text:style-name="T27">1</text:span><text:span text:style-name="T6">total frames</text:span></text:p>
      <text:p text:style-name="P91"><text:span text:style-name="T60">Mirror: false</text:span></text:p>
      <text:p text:style-name="P102"><text:span text:style-name="T60">In Place: true</text:span></text:p>
      <text:p text:style-name="P102"/>
      <text:h text:style-name="P78" text:outline-level="2"><text:span text:style-name="T42">R</text:span><text:span text:style-name="T46">ifle Crouching </text:span><text:span text:style-name="T51">Diagonal Backwards Right</text:span></text:h>
      <text:p text:style-name="P123"/>
      <text:p text:style-name="P116"><text:span text:style-name="T30">Original Name:</text:span><text:span text:style-name="T4"> </text:span><text:span text:style-name="T21">Walk Crouching B</text:span><text:span text:style-name="T28">ackward Right</text:span></text:p>
      <text:p text:style-name="P11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1"/>
      <text:p text:style-name="P91"/>
      <text:p text:style-name="P108">Values:</text:p>
      <text:p text:style-name="P116"><text:span text:style-name="T6">Overdrive: 5</text:span><text:span text:style-name="T16">0</text:span></text:p>
      <text:p text:style-name="P97">Character Arm-Space: 50</text:p>
      <text:p text:style-name="P116"><text:span text:style-name="T6">Trim: 3</text:span><text:span text:style-name="T27">1</text:span><text:span text:style-name="T6">total frames</text:span></text:p>
      <text:p text:style-name="P91"><text:span text:style-name="T60">Mirror: false</text:span></text:p>
      <text:p text:style-name="P102"><text:span text:style-name="T60">In Place: true</text:span></text:p>
      <text:p text:style-name="P102"/>
      <text:h text:style-name="P78" text:outline-level="2"><text:span text:style-name="T42">R</text:span><text:span text:style-name="T46">ifle Crouching </text:span><text:span text:style-name="T51">Diagonal Backwards Left</text:span></text:h>
      <text:p text:style-name="P123"/>
      <text:p text:style-name="P116"><text:span text:style-name="T30">Original Name:</text:span><text:span text:style-name="T4"> </text:span><text:span text:style-name="T21">Walk Crouching B</text:span><text:span text:style-name="T28">ackward L</text:span><text:span text:style-name="T29">eft</text:span></text:p>
      <text:p text:style-name="P11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91"/>
      <text:p text:style-name="P91"/>
      <text:p text:style-name="P108">Values:</text:p>
      <text:p text:style-name="P116"><text:span text:style-name="T6">Overdrive: 5</text:span><text:span text:style-name="T16">0</text:span></text:p>
      <text:p text:style-name="P97"><text:soft-page-break/>Character Arm-Space: 50</text:p>
      <text:p text:style-name="P116"><text:span text:style-name="T6">Trim: 3</text:span><text:span text:style-name="T27">1</text:span><text:span text:style-name="T6">total frames</text:span></text:p>
      <text:p text:style-name="P91"><text:span text:style-name="T60">Mirror: false</text:span></text:p>
      <text:p text:style-name="P102"><text:span text:style-name="T60">In Place: true</text:span></text:p>
      <text:p text:style-name="P82"/>
      <text:p text:style-name="P82"/>
      <text:p text:style-name="P81"/>
      <text:p text:style-name="P85"/>
      <text:h text:style-name="P69" text:outline-level="2"/>
      <text:p text:style-name="P43"/>
      <text:p text:style-name="P64"/>
      <text:p text:style-name="P37"/>
      <text:p text:style-name="P37"/>
      <text:p text:style-name="P21"/>
      <text:p text:style-name="P21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3T11:19:24.555000000</dc:date>
    <meta:editing-duration>PT3H4M49S</meta:editing-duration>
    <meta:editing-cycles>45</meta:editing-cycles>
    <meta:document-statistic meta:table-count="0" meta:image-count="0" meta:object-count="0" meta:page-count="11" meta:paragraph-count="249" meta:word-count="796" meta:character-count="6016" meta:non-whitespace-character-count="5466"/>
  </office:meta>
</office:document-meta>
</file>